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f6288" officeooo:paragraph-rsid="000f6288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2pt" fo:font-weight="bold" officeooo:rsid="000f6288" officeooo:paragraph-rsid="000f6288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fo:font-weight="normal" officeooo:rsid="000f6288" officeooo:paragraph-rsid="000f6288" style:font-size-asian="10.5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4pt" fo:font-weight="normal" style:font-size-asian="12.25pt" style:font-weight-asian="normal" style:font-size-complex="14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t....</text:p>
      <text:p text:style-name="P1"/>
      <text:p text:style-name="P2">link for LINE EDIT FUNCTION...<text:span text:style-name="T1">to be watch later</text:span></text:p>
      <text:p text:style-name="P3"><text:a xlink:type="simple" xlink:href="https://doc.qt.io/qt-5/qlineedit.html#readOnly-prop" text:style-name="Internet_20_link" text:visited-style-name="Visited_20_Internet_20_Link">https://doc.qt.io/qt-5/qlineedit.html#readOnly-prop</text:a> </text:p>
      <text:p text:style-name="P3"/>
      <text:p text:style-name="P3"/>
      <text:p text:style-name="P3">END OS THE FILE READ.... youtube link</text:p>
      <text:p text:style-name="P3"><text:a xlink:type="simple" xlink:href="https://www.youtube.com/watch?v=HjT2vq4d4fM" text:style-name="Internet_20_link" text:visited-style-name="Visited_20_Internet_20_Link">https://www.youtube.com/watch?v=HjT2vq4d4fM</text:a> </text:p>
      <text:p text:style-name="P3"/>
      <text:p text:style-name="P3"/>
      <text:p text:style-name="P3">Qfile function to be used for LCD displaying temperature and person’s count</text:p>
      <text:p text:style-name="P3"><text:a xlink:type="simple" xlink:href="https://www.youtube.com/watch?v=4Mg6bw1MmAE" text:style-name="Internet_20_link" text:visited-style-name="Visited_20_Internet_20_Link">https://www.youtube.com/watch?v=4Mg6bw1MmAE</text:a> 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8T13:09:47.440449255</meta:creation-date>
    <dc:date>2021-04-28T13:13:55.414103912</dc:date>
    <meta:editing-duration>PT4M9S</meta:editing-duration>
    <meta:editing-cycles>1</meta:editing-cycles>
    <meta:document-statistic meta:table-count="0" meta:image-count="0" meta:object-count="0" meta:page-count="1" meta:paragraph-count="7" meta:word-count="31" meta:character-count="305" meta:non-whitespace-character-count="278"/>
    <meta:generator>LibreOffice/6.4.6.2$Linux_X86_64 LibreOffice_project/40$Build-2</meta:generator>
  </office:meta>
</office:document-meta>
</file>